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E0000038376EBD48E.png" manifest:media-type="image/png"/>
  <manifest:file-entry manifest:full-path="Pictures/10000000000004BA000001D8F5E79F16.png" manifest:media-type="image/png"/>
  <manifest:file-entry manifest:full-path="Pictures/10000000000003B4000000FDF57909B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76e9" officeooo:paragraph-rsid="001476e9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ifiche batterie</text:p>
      <text:p text:style-name="P1"/>
      <text:p text:style-name="P1">LR03 o AAA</text:p>
      <text:p text:style-name="P1"/>
      <text:p text:style-name="P1"><draw:frame draw:style-name="fr1" draw:name="Image1" text:anchor-type="as-char" svg:width="6.6929in" svg:height="1.7854in" draw:z-index="0"><draw:image xlink:href="Pictures/10000000000003B4000000FDF57909B2.png" xlink:type="simple" xlink:show="embed" xlink:actuate="onLoad"/></draw:frame></text:p>
      <text:p text:style-name="P1"/>
      <text:p text:style-name="P1"/>
      <text:p text:style-name="P1">AA</text:p>
      <text:p text:style-name="P1"/>
      <text:p text:style-name="P1"><draw:frame draw:style-name="fr1" draw:name="Image2" text:anchor-type="as-char" svg:width="6.6929in" svg:height="2.6102in" draw:z-index="1"><draw:image xlink:href="Pictures/10000000000004BA000001D8F5E79F16.png" xlink:type="simple" xlink:show="embed" xlink:actuate="onLoad"/></draw:frame></text:p>
      <text:p text:style-name="P1"/>
      <text:p text:style-name="P1"/>
      <text:p text:style-name="P1">C o R1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3" text:anchor-type="as-char" svg:width="4.4839in" style:rel-width="67%" svg:height="6.0709in" style:rel-height="60%" draw:z-index="2"><draw:image xlink:href="Pictures/100000000000029E0000038376EBD48E.png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07:35:05.994427922</meta:creation-date>
    <dc:date>2015-04-01T07:43:44.634864619</dc:date>
    <meta:editing-duration>P0D</meta:editing-duration>
    <meta:editing-cycles>1</meta:editing-cycles>
    <meta:document-statistic meta:table-count="0" meta:image-count="3" meta:object-count="0" meta:page-count="2" meta:paragraph-count="7" meta:word-count="9" meta:character-count="38" meta:non-whitespace-character-count="33"/>
    <meta:generator>LibreOffice/4.2.7.2$Linux_X86_64 LibreOffice_project/420m0$Build-2</meta:generator>
  </office:meta>
</office:document-meta>
</file>